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26e8a" officeooo:paragraph-rsid="000fd2f7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0fd2f7"/>
    </style:style>
    <style:style style:name="P3" style:family="paragraph" style:parent-style-name="Header">
      <style:paragraph-properties fo:break-before="page"/>
      <style:text-properties officeooo:rsid="0022c9bc" officeooo:paragraph-rsid="000fd2f7"/>
    </style:style>
    <style:style style:name="P4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0fd2f7" officeooo:paragraph-rsid="000fd2f7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0e61ad" officeooo:paragraph-rsid="000e61ad"/>
    </style:style>
    <style:style style:name="P6" style:family="paragraph" style:parent-style-name="Standard">
      <style:text-properties officeooo:rsid="0010b5b0" officeooo:paragraph-rsid="0010b5b0"/>
    </style:style>
    <style:style style:name="T1" style:family="text">
      <style:text-properties officeooo:rsid="0023544e"/>
    </style:style>
    <style:style style:name="T2" style:family="text">
      <style:text-properties officeooo:rsid="001056fe"/>
    </style:style>
    <style:style style:name="T3" style:family="text">
      <style:text-properties officeooo:rsid="0010b5b0"/>
    </style:style>
    <style:style style:name="T4" style:family="text">
      <style:text-properties officeooo:rsid="00127168"/>
    </style:style>
    <style:style style:name="T5" style:family="text">
      <style:text-properties officeooo:rsid="0014b1e9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-Review du sprint-<text:span text:style-name="T2">2</text:span></text:p>
      <text:p text:style-name="P5">Nous avons eu de nouvelles idées concernant le product backlog. <text:span text:style-name="T3">Création des arbres. Prise en main des outils.</text:span></text:p>
      <text:p text:style-name="P5"/>
      <text:p text:style-name="P6">Nouvelle idée pour la création d’un volcan. <text:span text:style-name="T4">Idée d’u</text:span>tilisation d’un automate cellulaire pour la formation du terr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0fd2f7"/>
    </style:style>
    <style:style style:name="MP2" style:family="paragraph" style:parent-style-name="Header">
      <style:paragraph-properties fo:break-before="page"/>
      <style:text-properties officeooo:rsid="0022c9bc" officeooo:paragraph-rsid="000fd2f7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0fd2f7"/>
    </style:style>
    <style:style style:name="MT1" style:family="text">
      <style:text-properties officeooo:rsid="0023544e"/>
    </style:style>
    <style:style style:name="MT2" style:family="text">
      <style:text-properties officeooo:rsid="0014b1e9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07</text:span>/0<text:span text:style-name="MT2">3</text:span>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12:10.429448468</meta:creation-date>
    <meta:generator>LibreOffice/5.2.7.2$Linux_X86_64 LibreOffice_project/20m0$Build-2</meta:generator>
    <dc:date>2019-03-07T09:39:36.479273987</dc:date>
    <meta:editing-duration>PT11M35S</meta:editing-duration>
    <meta:editing-cycles>7</meta:editing-cycles>
    <dc:creator>ROSE </dc:creator>
    <meta:document-statistic meta:table-count="0" meta:image-count="0" meta:object-count="0" meta:page-count="1" meta:paragraph-count="6" meta:word-count="45" meta:character-count="300" meta:non-whitespace-character-count="261"/>
  </office:meta>
</office:document-meta>
</file>